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6000002AB3CB7DC6954F68FD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bc3" officeooo:paragraph-rsid="000e3bc3"/>
    </style:style>
    <style:style style:name="P2" style:family="paragraph" style:parent-style-name="Standard">
      <style:paragraph-properties fo:text-align="end" style:justify-single-word="false"/>
      <style:text-properties fo:font-size="20pt" fo:text-shadow="1pt 1pt" fo:font-weight="bold" officeooo:rsid="000e3bc3" officeooo:paragraph-rsid="000e3bc3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ecilia Accettura</text:p>
      <text:p text:style-name="P1">Print de mySql.</text:p>
      <text:p text:style-name="P1"/>
      <text:p text:style-name="P1"><draw:frame draw:style-name="fr1" draw:name="Imagen1" text:anchor-type="char" svg:width="17cm" svg:height="8.498cm" draw:z-index="0"><draw:image xlink:href="Pictures/1000000100000556000002AB3CB7DC6954F68F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18:51:34.721000000</meta:creation-date>
    <dc:date>2023-10-17T18:55:05.296000000</dc:date>
    <meta:editing-duration>PT3M52S</meta:editing-duration>
    <meta:editing-cycles>1</meta:editing-cycles>
    <meta:document-statistic meta:table-count="0" meta:image-count="1" meta:object-count="0" meta:page-count="1" meta:paragraph-count="2" meta:word-count="5" meta:character-count="32" meta:non-whitespace-character-count="29"/>
    <meta:generator>LibreOffice/7.5.4.2$Windows_X86_64 LibreOffice_project/36ccfdc35048b057fd9854c757a8b67ec53977b6</meta:generator>
  </office:meta>
</office:document-meta>
</file>